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4331" officeooo:paragraph-rsid="000f4331"/>
    </style:style>
    <style:style style:name="P2" style:family="paragraph" style:parent-style-name="Standard">
      <style:text-properties style:font-name="Liberation Serif" fo:font-size="16pt" officeooo:rsid="000f4331" officeooo:paragraph-rsid="000f4331" style:font-size-asian="16pt" style:font-size-complex="16pt"/>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21425f" officeooo:paragraph-rsid="0021425f" style:font-size-asian="12pt" style:font-size-complex="12pt"/>
    </style:style>
    <style:style style:name="P5" style:family="paragraph" style:parent-style-name="Standard">
      <style:text-properties officeooo:paragraph-rsid="000f4331"/>
    </style:style>
    <style:style style:name="P6" style:family="paragraph" style:parent-style-name="Standard">
      <style:text-properties officeooo:rsid="0011281c" officeooo:paragraph-rsid="0011281c"/>
    </style:style>
    <style:style style:name="P7" style:family="paragraph" style:parent-style-name="Standard">
      <style:text-properties officeooo:rsid="001207b6" officeooo:paragraph-rsid="001207b6"/>
    </style:style>
    <style:style style:name="P8" style:family="paragraph" style:parent-style-name="Standard">
      <style:text-properties officeooo:rsid="00128c5c" officeooo:paragraph-rsid="00128c5c"/>
    </style:style>
    <style:style style:name="P9" style:family="paragraph" style:parent-style-name="Standard">
      <style:text-properties officeooo:paragraph-rsid="00128c5c"/>
    </style:style>
    <style:style style:name="P10" style:family="paragraph" style:parent-style-name="Standard">
      <style:text-properties officeooo:paragraph-rsid="00145d8c"/>
    </style:style>
    <style:style style:name="P11" style:family="paragraph" style:parent-style-name="Standard">
      <style:text-properties officeooo:paragraph-rsid="0016ce43"/>
    </style:style>
    <style:style style:name="P12" style:family="paragraph" style:parent-style-name="Standard">
      <style:text-properties officeooo:rsid="001ad15a" officeooo:paragraph-rsid="001ad15a"/>
    </style:style>
    <style:style style:name="P13" style:family="paragraph" style:parent-style-name="Standard">
      <style:text-properties officeooo:paragraph-rsid="001ad15a"/>
    </style:style>
    <style:style style:name="P14" style:family="paragraph" style:parent-style-name="Standard">
      <style:text-properties officeooo:paragraph-rsid="0021425f"/>
    </style:style>
    <style:style style:name="P15" style:family="paragraph" style:parent-style-name="Standard">
      <style:text-properties officeooo:rsid="0023a395" officeooo:paragraph-rsid="0023a395"/>
    </style:style>
    <style:style style:name="P16" style:family="paragraph" style:parent-style-name="Standard">
      <style:text-properties officeooo:rsid="00246daf" officeooo:paragraph-rsid="00246daf"/>
    </style:style>
    <style:style style:name="P17" style:family="paragraph" style:parent-style-name="Standard">
      <style:text-properties officeooo:paragraph-rsid="00246daf"/>
    </style:style>
    <style:style style:name="P18" style:family="paragraph" style:parent-style-name="Standard">
      <style:text-properties officeooo:rsid="0025407d" officeooo:paragraph-rsid="0025407d"/>
    </style:style>
    <style:style style:name="P19" style:family="paragraph" style:parent-style-name="Standard">
      <style:text-properties officeooo:rsid="0025fbc4" officeooo:paragraph-rsid="0025fbc4"/>
    </style:style>
    <style:style style:name="P20" style:family="paragraph" style:parent-style-name="Standard">
      <style:text-properties officeooo:rsid="0027e930" officeooo:paragraph-rsid="0027e930"/>
    </style:style>
    <style:style style:name="P21" style:family="paragraph" style:parent-style-name="Standard" style:list-style-name="L1">
      <style:text-properties officeooo:paragraph-rsid="0011281c"/>
    </style:style>
    <style:style style:name="P22" style:family="paragraph" style:parent-style-name="Standard" style:list-style-name="L1">
      <style:text-properties officeooo:paragraph-rsid="00112f1d"/>
    </style:style>
    <style:style style:name="P23" style:family="paragraph" style:parent-style-name="Standard" style:list-style-name="L1">
      <style:text-properties officeooo:rsid="00112f1d" officeooo:paragraph-rsid="00112f1d"/>
    </style:style>
    <style:style style:name="P24" style:family="paragraph" style:parent-style-name="Standard" style:list-style-name="L1">
      <style:text-properties officeooo:rsid="00114dc8" officeooo:paragraph-rsid="00114dc8"/>
    </style:style>
    <style:style style:name="P25" style:family="paragraph" style:parent-style-name="Standard" style:list-style-name="L1">
      <style:text-properties officeooo:rsid="001207b6" officeooo:paragraph-rsid="001207b6"/>
    </style:style>
    <style:style style:name="P26" style:family="paragraph" style:parent-style-name="Standard">
      <style:text-properties officeooo:rsid="00145d8c" officeooo:paragraph-rsid="00145d8c"/>
    </style:style>
    <style:style style:name="P27" style:family="paragraph" style:parent-style-name="Standard" style:list-style-name="L2">
      <style:text-properties officeooo:rsid="00145d8c" officeooo:paragraph-rsid="00145d8c"/>
    </style:style>
    <style:style style:name="P28" style:family="paragraph" style:parent-style-name="Standard" style:list-style-name="L2">
      <style:text-properties officeooo:paragraph-rsid="0016ce43"/>
    </style:style>
    <style:style style:name="P29" style:family="paragraph" style:parent-style-name="Standard" style:list-style-name="L3">
      <style:text-properties officeooo:paragraph-rsid="0016ce43"/>
    </style:style>
    <style:style style:name="P30" style:family="paragraph" style:parent-style-name="Standard">
      <style:text-properties officeooo:rsid="001fc693" officeooo:paragraph-rsid="0021425f"/>
    </style:style>
    <style:style style:name="P31" style:family="paragraph" style:parent-style-name="Standard">
      <style:text-properties officeooo:rsid="0021cfb4" officeooo:paragraph-rsid="0021cfb4"/>
    </style:style>
    <style:style style:name="P32" style:family="paragraph" style:parent-style-name="Standard" style:list-style-name="L4">
      <style:text-properties officeooo:rsid="0023a395" officeooo:paragraph-rsid="0023a395"/>
    </style:style>
    <style:style style:name="P33" style:family="paragraph" style:parent-style-name="Standard" style:list-style-name="L5">
      <style:text-properties officeooo:rsid="0023a395" officeooo:paragraph-rsid="0023a395"/>
    </style:style>
    <style:style style:name="P34" style:family="paragraph" style:parent-style-name="Standard" style:list-style-name="L5">
      <style:text-properties officeooo:paragraph-rsid="0023a395"/>
    </style:style>
    <style:style style:name="P35" style:family="paragraph" style:parent-style-name="Standard" style:list-style-name="L5">
      <style:text-properties officeooo:rsid="00246daf" officeooo:paragraph-rsid="00246daf"/>
    </style:style>
    <style:style style:name="P36" style:family="paragraph" style:parent-style-name="Standard" style:list-style-name="L6">
      <style:text-properties officeooo:rsid="00246daf" officeooo:paragraph-rsid="00246daf"/>
    </style:style>
    <style:style style:name="P37" style:family="paragraph" style:parent-style-name="Standard" style:list-style-name="L6">
      <style:text-properties officeooo:rsid="00246daf" officeooo:paragraph-rsid="0025407d"/>
    </style:style>
    <style:style style:name="P38" style:family="paragraph" style:parent-style-name="Standard" style:list-style-name="L7">
      <style:text-properties officeooo:rsid="0025407d" officeooo:paragraph-rsid="0025407d"/>
    </style:style>
    <style:style style:name="P39" style:family="paragraph" style:parent-style-name="Standard" style:list-style-name="L8">
      <style:text-properties officeooo:rsid="0027e930" officeooo:paragraph-rsid="0027e930"/>
    </style:style>
    <style:style style:name="P40" style:family="paragraph" style:parent-style-name="Standard" style:list-style-name="L8">
      <style:text-properties officeooo:rsid="0027e930" officeooo:paragraph-rsid="002823e8"/>
    </style:style>
    <style:style style:name="P41" style:family="paragraph" style:parent-style-name="Standard" style:list-style-name="L8">
      <style:text-properties officeooo:rsid="0029ba31" officeooo:paragraph-rsid="0029ba31"/>
    </style:style>
    <style:style style:name="P42" style:family="paragraph" style:parent-style-name="Standard">
      <style:text-properties officeooo:rsid="0025fbc4" officeooo:paragraph-rsid="0025fbc4"/>
    </style:style>
    <style:style style:name="P43" style:family="paragraph">
      <style:paragraph-properties fo:text-align="center"/>
    </style:style>
    <style:style style:name="P44" style:family="paragraph">
      <loext:graphic-properties draw:fill-color="#ffffff"/>
      <style:paragraph-properties fo:text-align="center"/>
    </style:style>
    <style:style style:name="T1" style:family="text">
      <style:text-properties style:font-name="Liberation Serif" fo:font-size="12pt" officeooo:rsid="000f4331" style:font-size-asian="10.5pt" style:font-size-complex="12pt"/>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21425f" style:font-size-asian="12pt" style:font-size-complex="12pt"/>
    </style:style>
    <style:style style:name="T4" style:family="text">
      <style:text-properties style:font-name="Liberation Serif" fo:font-size="13.5pt"/>
    </style:style>
    <style:style style:name="T5" style:family="text">
      <style:text-properties officeooo:rsid="0011281c"/>
    </style:style>
    <style:style style:name="T6" style:family="text">
      <style:text-properties officeooo:rsid="00112f1d"/>
    </style:style>
    <style:style style:name="T7" style:family="text">
      <style:text-properties officeooo:rsid="001207b6"/>
    </style:style>
    <style:style style:name="T8" style:family="text">
      <style:text-properties officeooo:rsid="00128c5c"/>
    </style:style>
    <style:style style:name="T9" style:family="text">
      <style:text-properties officeooo:rsid="0012e977"/>
    </style:style>
    <style:style style:name="T10" style:family="text">
      <style:text-properties officeooo:rsid="0016ce43"/>
    </style:style>
    <style:style style:name="T11" style:family="text">
      <style:text-properties officeooo:rsid="0017fd8e"/>
    </style:style>
    <style:style style:name="T12" style:family="text">
      <style:text-properties officeooo:rsid="0018f80f"/>
    </style:style>
    <style:style style:name="T13" style:family="text">
      <style:text-properties officeooo:rsid="001ad15a"/>
    </style:style>
    <style:style style:name="T14" style:family="text">
      <style:text-properties officeooo:rsid="001cfdcf"/>
    </style:style>
    <style:style style:name="T15" style:family="text">
      <style:text-properties officeooo:rsid="0021425f"/>
    </style:style>
    <style:style style:name="T16" style:family="text">
      <style:text-properties officeooo:rsid="0021cfb4"/>
    </style:style>
    <style:style style:name="T17" style:family="text">
      <style:text-properties officeooo:rsid="0023a395"/>
    </style:style>
    <style:style style:name="T18" style:family="text">
      <style:text-properties fo:font-weight="bold" officeooo:rsid="0023a395" style:font-weight-asian="bold" style:font-weight-complex="bold"/>
    </style:style>
    <style:style style:name="T19" style:family="text">
      <style:text-properties officeooo:rsid="00246daf"/>
    </style:style>
    <style:style style:name="T20" style:family="text">
      <style:text-properties officeooo:rsid="0024a37e"/>
    </style:style>
    <style:style style:name="T21" style:family="text">
      <style:text-properties officeooo:rsid="0025407d"/>
    </style:style>
    <style:style style:name="T22" style:family="text">
      <style:text-properties officeooo:rsid="0025fbc4"/>
    </style:style>
    <style:style style:name="T23" style:family="text">
      <style:text-properties officeooo:rsid="0027e930"/>
    </style:style>
    <style:style style:name="T24" style:family="text">
      <style:text-properties officeooo:rsid="002823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2.566cm" fo:min-width="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2.672cm" fo:min-width="3.7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2.619cm" fo:min-width="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12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No: 10.1</text:p>
      <text:p text:style-name="P2"/>
      <text:p text:style-name="P5"><text:span text:style-name="T1">1. </text:span>What qualities should a good Agile tester have?</text:p>
      <text:p text:style-name="P1"/>
      <text:p text:style-name="P1">Ans: <text:span text:style-name="T5">A good agile tester is an important element in determining the success of Agile.</text:span></text:p>
      <text:p text:style-name="P6">Some of the qualities of a good agile tester are:</text:p>
      <text:list xml:id="list7949335887122632648" text:style-name="L1">
        <text:list-item>
          <text:p text:style-name="P21"><text:span text:style-name="T5">He should be able to determine </text:span>and advise which tests should be automated at which layer <text:span text:style-name="T5">of the project.</text:span></text:p>
        </text:list-item>
        <text:list-item>
          <text:p text:style-name="P21"><text:span text:style-name="T5">He should possess the </text:span>technical knowledge <text:span text:style-name="T5">to choose </text:span>the right set of tools to help the testing</text:p>
        </text:list-item>
        <text:list-item>
          <text:p text:style-name="P21"><text:span text:style-name="T5">He should be able to help the </text:span>developers in writing automated tests and<text:span text:style-name="T5"> should </text:span>analyze the results of the automated tests</text:p>
        </text:list-item>
        <text:list-item>
          <text:p text:style-name="P21"><text:span text:style-name="T5">He should create the different </text:span>automation suites</text:p>
        </text:list-item>
        <text:list-item>
          <text:p text:style-name="P21"><text:span text:style-name="T5">He should be able to m</text:span>inimize the execution time for the automated tests in order to obtain quick feedback</text:p>
        </text:list-item>
        <text:list-item>
          <text:p text:style-name="P23">He should execute the tests on a continuous basis</text:p>
        </text:list-item>
        <text:list-item>
          <text:p text:style-name="P22"><text:span text:style-name="T6">He should provide valuable </text:span>metrics to the business</text:p>
        </text:list-item>
        <text:list-item>
          <text:p text:style-name="P22"><text:span text:style-name="T6">He should u</text:span>tilize the facilities of different testing tools to help with manual testing</text:p>
        </text:list-item>
        <text:list-item>
          <text:p text:style-name="P23">He should provide continuous feedback to the developers</text:p>
        </text:list-item>
        <text:list-item>
          <text:p text:style-name="P23">He should deliver value to the customer</text:p>
        </text:list-item>
        <text:list-item>
          <text:p text:style-name="P23">He should respond to the changes</text:p>
        </text:list-item>
        <text:list-item>
          <text:p text:style-name="P23">He should be self organized</text:p>
        </text:list-item>
        <text:list-item>
          <text:p text:style-name="P23">He should practice continuous improvement</text:p>
        </text:list-item>
        <text:list-item>
          <text:p text:style-name="P22"><text:span text:style-name="T6">He should possess a </text:span>positive attitude <text:span text:style-name="T6">and be result oriented</text:span></text:p>
        </text:list-item>
        <text:list-item>
          <text:p text:style-name="P22"><text:span text:style-name="T6">He should m</text:span>ake <text:span text:style-name="T6">the </text:span>test results visible to make a collective decision</text:p>
        </text:list-item>
        <text:list-item>
          <text:p text:style-name="P23">He should be quality oriented and must have intolerance to any imperfections</text:p>
        </text:list-item>
        <text:list-item>
          <text:p text:style-name="P23">He should be an expert in replicating the bugs so that they can easily fix it</text:p>
        </text:list-item>
        <text:list-item>
          <text:p text:style-name="P22"><text:span text:style-name="T6">He must possess g</text:span>ood analytical capabilities to evaluate test results</text:p>
        </text:list-item>
        <text:list-item>
          <text:p text:style-name="P22"><text:span text:style-name="T6">He must u</text:span>nderstand the user stories and their acceptance criteria <text:span text:style-name="T6">clearly</text:span></text:p>
        </text:list-item>
        <text:list-item>
          <text:p text:style-name="P22"><text:span text:style-name="T6">He should be a </text:span>die-hard learner on everything related to testing <text:span text:style-name="T6">and should possess updated knowledge </text:span></text:p>
        </text:list-item>
        <text:list-item>
          <text:p text:style-name="P24">He must have <text:span text:style-name="T7">a team perspective rather than an individual perspective on everything he do</text:span></text:p>
        </text:list-item>
        <text:list-item>
          <text:p text:style-name="P25">He should upgrade himself using new tools and techniques</text:p>
        </text:list-item>
      </text:list>
      <text:p text:style-name="P7"/>
      <text:p text:style-name="P7"/>
      <text:p text:style-name="P8"/>
      <text:p text:style-name="P8"/>
      <text:p text:style-name="P8"/>
      <text:p text:style-name="P9"><text:span text:style-name="T8">2. </text:span><text:span text:style-name="T2">What is Test Driven Development (TDD) and how much does it help add business value</text:span><text:span text:style-name="T4">?</text:span></text:p>
      <text:p text:style-name="P8"/>
      <text:p text:style-name="P10"><text:span text:style-name="T8">Ans: Test Driven Development (TDD) is the process of testing the codes paralelly while developing it. Here we test the codes while at the stage og development itself and it will help as in reducing the errors at the end of the project. TDD is an </text:span>is an evolutionary approach to development which combines test-first <text:span text:style-name="T9">Design (TFD) and refactoring. Here we add a test then run the test and make little changes to ensure that it adds value to the business. This process of making little changes to the part of the solution without changing the semantics is known as Refactoring. </text:span></text:p>
      <text:p text:style-name="P26">TDD plays an vital role in delivering the business value to the customers:</text:p>
      <text:list xml:id="list6366149577581398361" text:style-name="L2">
        <text:list-item>
          <text:p text:style-name="P27">first of all it reduces the time in rework as the number of bugs will be less at the final stage as we do paralelly the testing while development of the codes</text:p>
        </text:list-item>
        <text:list-item>
          <text:p text:style-name="P27"><text:soft-page-break/>Refactoring helps to ensure that the product will meet the business requirements and help in <text:span text:style-name="T10">adding value to the customers</text:span></text:p>
        </text:list-item>
        <text:list-item>
          <text:p text:style-name="P27">Less time <text:span text:style-name="T10">is </text:span>spent <text:s/>in the debugger and when it is required you usually get closer to problem quickly</text:p>
        </text:list-item>
        <text:list-item>
          <text:p text:style-name="P28"><text:span text:style-name="T10">Refactoring t</text:span>ells you whether <text:span text:style-name="T10">the</text:span> last change has broken <text:span text:style-name="T10">your </text:span>previously <text:span text:style-name="T10">generated </text:span>working code<text:span text:style-name="T10">s</text:span></text:p>
        </text:list-item>
        <text:list-item>
          <text:p text:style-name="P28">Allows the design to evolve and adapt to <text:span text:style-name="T10">the </text:span>changing understanding of the problem.</text:p>
        </text:list-item>
        <text:list-item>
          <text:p text:style-name="P28"><text:span text:style-name="T10">It i</text:span>mproves <text:span text:style-name="T10">the </text:span>quality and reduces bugs</text:p>
        </text:list-item>
      </text:list>
      <text:p text:style-name="P11"/>
      <text:p text:style-name="P11"><draw:custom-shape text:anchor-type="paragraph" draw:z-index="0" draw:name="Shape1" draw:style-name="gr1" draw:text-style-name="P44" svg:width="3.811cm" svg:height="2.567cm" svg:x="0.774cm" svg:y="0.972cm"><text:p text:style-name="P43">Write Test<text:tab/></text:p><draw:enhanced-geometry svg:viewBox="0 0 21600 21600" draw:type="rectangle" draw:enhanced-path="M 0 0 L 21600 0 21600 21600 0 21600 0 0 Z N"/></draw:custom-shape><draw:line text:anchor-type="paragraph" draw:z-index="1" draw:name="Shape2" draw:style-name="gr2" draw:text-style-name="P43" svg:x1="4.399cm" svg:y1="2.11cm" svg:x2="7.018cm" svg:y2="2.11cm"><text:p/></draw:line><draw:custom-shape text:anchor-type="paragraph" draw:z-index="2" draw:name="Shape3" draw:style-name="gr3" draw:text-style-name="P44" svg:width="3.784cm" svg:height="2.673cm" svg:x="6.754cm" svg:y="0.945cm"><text:p text:style-name="P43">Write Code</text:p><draw:enhanced-geometry svg:viewBox="0 0 21600 21600" draw:type="rectangle" draw:enhanced-path="M 0 0 L 21600 0 21600 21600 0 21600 0 0 Z N"/></draw:custom-shape><draw:line text:anchor-type="paragraph" draw:z-index="3" draw:name="Shape4" draw:style-name="gr2" draw:text-style-name="P43" svg:x1="10.379cm" svg:y1="1.977cm" svg:x2="13.369cm" svg:y2="1.977cm"><text:p/></draw:line><draw:custom-shape text:anchor-type="paragraph" draw:z-index="4" draw:name="Shape5" draw:style-name="gr4" draw:text-style-name="P44" svg:width="4.34cm" svg:height="2.62cm" svg:x="13.421cm" svg:y="0.998cm"><text:p text:style-name="P43">Improve Design</text:p><draw:enhanced-geometry svg:viewBox="0 0 21600 21600" draw:type="rectangle" draw:enhanced-path="M 0 0 L 21600 0 21600 21600 0 21600 0 0 Z N"/></draw:custom-shape><draw:custom-shape text:anchor-type="paragraph" draw:z-index="5" draw:name="Shape7" draw:style-name="gr5" svg:width="0.556cm" svg:height="0.636cm" svg:x="2.282cm" svg:y="3.53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6" draw:name="Shape6" draw:style-name="gr2" draw:text-style-name="P43" svg:x1="2.574cm" svg:y1="4.173cm" svg:x2="2.574cm" svg:y2="6.237cm"><text:p/></draw:line><draw:line text:anchor-type="paragraph" draw:z-index="7" draw:name="Shape8" draw:style-name="gr2" draw:text-style-name="P43" svg:x1="2.574cm" svg:y1="6.237cm" svg:x2="15.724cm" svg:y2="6.29cm"><text:p/></draw:line></text:p>
      <text:p text:style-name="P11"/>
      <text:p text:style-name="P11"/>
      <text:p text:style-name="P11"/>
      <text:p text:style-name="P11"/>
      <text:p text:style-name="P11"/>
      <text:p text:style-name="P11"/>
      <text:p text:style-name="P11"><draw:line text:anchor-type="paragraph" draw:z-index="8" draw:name="Shape9" draw:style-name="gr2" draw:text-style-name="P43" svg:x1="15.617cm" svg:y1="0.21cm" svg:x2="15.617cm" svg:y2="2.882cm"><text:p/></draw:line></text:p>
      <text:p text:style-name="P11"/>
      <text:p text:style-name="P11"/>
      <text:p text:style-name="P11"/>
      <text:p text:style-name="P11"><text:s text:c="110"/><text:span text:style-name="T11">Iterative Development</text:span></text:p>
      <text:p text:style-name="P11"/>
      <text:p text:style-name="P11"/>
      <text:list xml:id="list2759201727791616094" text:style-name="L3">
        <text:list-item>
          <text:p text:style-name="P29">TDD helps keep th<text:span text:style-name="T12">e </text:span>productivity high by narrowing <text:span text:style-name="T12">team’s</text:span> focus</text:p>
        </text:list-item>
        <text:list-item>
          <text:p text:style-name="P29">TDD implementation is more likely to match the product owners vision for the user story <text:span text:style-name="T12">and thereby helps in gaining higher acceptance.</text:span></text:p>
        </text:list-item>
      </text:list>
      <text:p text:style-name="P11"/>
      <text:p text:style-name="P11"/>
      <text:p text:style-name="P11"/>
      <text:p text:style-name="P11"/>
      <text:p text:style-name="P11"/>
      <text:p text:style-name="P11"/>
      <text:p text:style-name="P11"/>
      <text:p text:style-name="P11"/>
      <text:p text:style-name="P11"><text:span text:style-name="T13">3. </text:span>What is CI? What is the effect of CI in schedule?</text:p>
      <text:p text:style-name="P12"/>
      <text:p text:style-name="P13"><text:span text:style-name="T13">Ans: Continuous Integration (CI) is a development practice </text:span>that requires developers to integrate code into a shared repository several times. <text:span text:style-name="T14">We need a proper version controlling to implement an ideal continuous integration. <text:s/>The goal of CI is to </text:span>provide rapid feedback so that if a defect is introduced into the code base, it can be identified and corrected as soon as possible. </text:p>
      <text:p text:style-name="P30">CI helps in saving the time and completing the schedule on time. The best part of CI is that within the scheduled time we will be able to release the products. It also helps in reducing the bugs as the Coding plus test phase happens paralelly. Without CI we do the coding and testing separately where the bugs will be more and also it consumes more time which leads to extended release planning. It reduces last-minute chaos at release dates. It gives early warning of broken code and conflicting changes to the team. It facilitates immediate testing of all changes made. </text:p>
      <text:p text:style-name="P14"/>
      <text:p text:style-name="P14"/>
      <text:p text:style-name="P14"/>
      <text:p text:style-name="P14"/>
      <text:p text:style-name="P14"/>
      <text:p text:style-name="P14"/>
      <text:p text:style-name="P14"><text:soft-page-break/><text:span text:style-name="T15">4. </text:span><text:span text:style-name="T2">What is configuration management? </text:span></text:p>
      <text:p text:style-name="P3">a. Name some sample tools available for version control? </text:p>
      <text:p text:style-name="P3">b. How does version control help in agile projects?</text:p>
      <text:p text:style-name="P4"/>
      <text:p text:style-name="P14"><text:span text:style-name="T3">Ans: Configuration management is the process of </text:span>establishing and maintaining consistency of a product's: performance, functional, and physical attributes with its requirements, design, and operational information throughout its life. <text:span text:style-name="T16">It helps in adding business value. It ensures that the software developed meets the business requirements. </text:span></text:p>
      <text:p text:style-name="P14"/>
      <text:p text:style-name="P14"/>
      <text:p text:style-name="P31">a. <text:s/></text:p>
      <text:list xml:id="list6105890200975732449" text:style-name="L4">
        <text:list-item>
          <text:p text:style-name="P32">Subversion (SVN)</text:p>
        </text:list-item>
        <text:list-item>
          <text:p text:style-name="P32">Git</text:p>
        </text:list-item>
        <text:list-item>
          <text:p text:style-name="P32">Mercurial</text:p>
        </text:list-item>
        <text:list-item>
          <text:p text:style-name="P32">Bazaar</text:p>
        </text:list-item>
        <text:list-item>
          <text:p text:style-name="P32">LibreSource</text:p>
        </text:list-item>
        <text:list-item>
          <text:p text:style-name="P32">Monotone</text:p>
        </text:list-item>
      </text:list>
      <text:p text:style-name="P15"/>
      <text:p text:style-name="P15">b. </text:p>
      <text:list xml:id="list3135617022095667303" text:style-name="L5">
        <text:list-item>
          <text:p text:style-name="P34"><text:span text:style-name="T17">The primary goal of version control is that it helps in reducing overwriting. Without version control some of the members will overwrite the changes made by another. So it leads to proper </text:span><text:span text:style-name="T18">collaboration</text:span><text:span text:style-name="T17"> between the team members. </text:span></text:p>
        </text:list-item>
        <text:list-item>
          <text:p text:style-name="P33">It helps in storing the versions properly after making the changes</text:p>
        </text:list-item>
        <text:list-item>
          <text:p text:style-name="P35">It helps in restoring the previous versions and we can track it whenever required</text:p>
        </text:list-item>
        <text:list-item>
          <text:p text:style-name="P35">It helps us in understanding what is the change made in new version as whenever we add a new version it asks us to give a short description about the change made.</text:p>
        </text:list-item>
        <text:list-item>
          <text:p text:style-name="P35">It also helps in maintaining proper backup for the versions and in case of some contingencies we can make use of the backups to retrieve back the versions required. For eg, version controls like Git acts as a backup also.</text:p>
        </text:list-item>
      </text:list>
      <text:p text:style-name="P16"/>
      <text:p text:style-name="P16"/>
      <text:p text:style-name="P16"/>
      <text:p text:style-name="P17"><text:span text:style-name="T19">5. </text:span>Describe Automated Testing vs Deployment Automation</text:p>
      <text:p text:style-name="P17"/>
      <text:p text:style-name="P16">Ans: Automated Testing: It involves a series of three automated tests. <text:span text:style-name="T22">For automated testing the effor level is medium to high because we need to make a one time script for the testing process.</text:span></text:p>
      <text:list xml:id="list2212810903543854176" text:style-name="L6">
        <text:list-item>
          <text:p text:style-name="P36">Unit tests: It involves testing of <text:span text:style-name="T20">the </text:span>smallest possible piece of code that can operate in isolation</text:p>
        </text:list-item>
        <text:list-item>
          <text:p text:style-name="P36">Integration tests: <text:s/><text:span text:style-name="T20">are those tests where the interaction between the multiple components are tested </text:span></text:p>
        </text:list-item>
        <text:list-item>
          <text:p text:style-name="P37">Acceptance tests: <text:span text:style-name="T21">These are the tests conducted at the end where the complete segments of a system are tested to ensure it meets the business needs.</text:span></text:p>
        </text:list-item>
      </text:list>
      <text:p text:style-name="P18">Some of the benefits of Automated testing are:</text:p>
      <text:list xml:id="list6890619781251874510" text:style-name="L7">
        <text:list-item>
          <text:p text:style-name="P38">It reduces the defect rate</text:p>
        </text:list-item>
        <text:list-item>
          <text:p text:style-name="P38">It saves time in the system tests</text:p>
        </text:list-item>
        <text:list-item>
          <text:p text:style-name="P38">It ensures that the tests starts early in the cycle</text:p>
        </text:list-item>
        <text:list-item>
          <text:p text:style-name="P38">It provides for a free regression testing suite</text:p>
        </text:list-item>
      </text:list>
      <text:p text:style-name="P18"/>
      <text:p text:style-name="P19">Automated deployment is the process <text:span text:style-name="T23">of converting the whole file into usable format with the help of automated softwares. </text:span></text:p>
      <text:p text:style-name="P19"/>
      <text:p text:style-name="P20"><text:soft-page-break/>Benefits of Automated deployment:</text:p>
      <text:list xml:id="list1577382921253853009" text:style-name="L8">
        <text:list-item>
          <text:p text:style-name="P39">It helps in reducing the complexity by using standardized script</text:p>
        </text:list-item>
        <text:list-item>
          <text:p text:style-name="P39">It reduces the risk by re-running the same script</text:p>
        </text:list-item>
        <text:list-item>
          <text:p text:style-name="P40">It reduces the cost by <text:span text:style-name="T24">speeding up deployment</text:span></text:p>
        </text:list-item>
        <text:list-item>
          <text:p text:style-name="P41">Manual deployments are error prone but the automated deployments are much less error prone and much more repeatable.</text:p>
        </text:list-item>
        <text:list-item>
          <text:p text:style-name="P41">It frees up the available resources to focus on new features</text:p>
        </text:list-item>
        <text:list-item>
          <text:p text:style-name="P41">With the help of automated deployment anyone in the team can deploy the software</text:p>
          <text:p text:style-name="P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2:30:55.576208286</meta:creation-date>
    <dc:date>2016-08-26T17:52:18.654112727</dc:date>
    <meta:editing-duration>PT1H3M32S</meta:editing-duration>
    <meta:editing-cycles>19</meta:editing-cycles>
    <meta:generator>LibreOffice/5.1.4.2$Linux_X86_64 LibreOffice_project/10m0$Build-2</meta:generator>
    <meta:document-statistic meta:table-count="0" meta:image-count="0" meta:object-count="0" meta:page-count="4" meta:paragraph-count="77" meta:word-count="1233" meta:character-count="7120" meta:non-whitespace-character-count="5892"/>
  </office:meta>
</office:document-meta>
</file>